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4083B3684BC916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2" style:family="graphic" style:parent-style-name="standard">
      <style:graphic-properties draw:fill-color="#4b0303" draw:textarea-horizontal-align="justify" draw:textarea-vertical-align="middle" draw:auto-grow-height="false" fo:min-height="0.25cm" fo:min-width="4.5cm"/>
      <style:paragraph-properties style:writing-mode="lr-tb"/>
    </style:style>
    <style:style style:name="gr3" style:family="graphic" style:parent-style-name="standard">
      <style:graphic-properties draw:fill-color="#4b0303" draw:textarea-horizontal-align="justify" draw:textarea-vertical-align="middle" draw:auto-grow-height="false" fo:min-height="0.65cm" fo:min-width="4.5cm"/>
      <style:paragraph-properties style:writing-mode="lr-tb"/>
    </style:style>
    <style:style style:name="gr4" style:family="graphic" style:parent-style-name="standard" style:list-style-name="L1">
      <style:graphic-properties draw:fill-color="#4b0303" draw:textarea-horizontal-align="justify" draw:textarea-vertical-align="middle" draw:auto-grow-height="false" fo:min-height="1.35cm" fo:min-width="4.5cm"/>
      <style:paragraph-properties style:writing-mode="lr-tb"/>
    </style:style>
    <style:style style:name="gr5" style:family="graphic" style:parent-style-name="standard">
      <style:graphic-properties draw:fill-color="#808080" loext:fill-theme-color="accent2" draw:textarea-horizontal-align="justify" draw:textarea-vertical-align="middle" draw:auto-grow-height="false" fo:min-height="0.15cm" fo:min-width="3.4cm"/>
      <style:paragraph-properties style:writing-mode="lr-tb"/>
    </style:style>
    <style:style style:name="gr6" style:family="graphic" style:parent-style-name="standard" style:list-style-name="L1">
      <style:graphic-properties draw:fill-color="#808080" loext:fill-theme-color="accent2" draw:textarea-horizontal-align="justify" draw:textarea-vertical-align="middle" draw:auto-grow-height="false" fo:min-height="0.55cm" fo:min-width="3.4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808080" loext:fill-theme-color="accent2" draw:textarea-horizontal-align="justify" draw:textarea-vertical-align="middle" draw:auto-grow-height="false" fo:min-height="0.175cm" fo:min-width="3.6cm"/>
      <style:paragraph-properties style:writing-mode="lr-tb"/>
    </style:style>
    <style:style style:name="gr9" style:family="graphic" style:parent-style-name="standard" style:list-style-name="L1">
      <style:graphic-properties draw:fill-color="#808080" loext:fill-theme-color="accent2" draw:textarea-horizontal-align="justify" draw:textarea-vertical-align="middle" draw:auto-grow-height="false" fo:min-height="1.1cm" fo:min-width="3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11" style:family="graphic" style:parent-style-name="standard">
      <style:graphic-properties draw:fill-color="#043501" draw:textarea-horizontal-align="justify" draw:textarea-vertical-align="middle" draw:auto-grow-height="false" fo:min-height="0.175cm" fo:min-width="4.7cm"/>
      <style:paragraph-properties style:writing-mode="lr-tb"/>
    </style:style>
    <style:style style:name="gr12" style:family="graphic" style:parent-style-name="standard" style:list-style-name="L1">
      <style:graphic-properties draw:fill-color="#043501" draw:textarea-horizontal-align="justify" draw:textarea-vertical-align="middle" draw:auto-grow-height="false" fo:min-height="1.249cm" fo:min-width="4.7cm"/>
      <style:paragraph-properties style:writing-mode="lr-tb"/>
    </style:style>
    <style:style style:name="gr13" style:family="graphic" style:parent-style-name="standard" style:list-style-name="L1">
      <style:graphic-properties draw:fill-color="#043501" draw:textarea-horizontal-align="justify" draw:textarea-vertical-align="middle" draw:auto-grow-height="false" fo:min-height="2.826cm" fo:min-width="4.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fill-color="#043501" draw:textarea-horizontal-align="justify" draw:textarea-vertical-align="middle" draw:auto-grow-height="false" fo:min-height="2.043cm" fo:min-width="4.7cm"/>
      <style:paragraph-properties style:writing-mode="lr-tb"/>
    </style:style>
    <style:style style:name="gr16" style:family="graphic" style:parent-style-name="standard" style:list-style-name="L1">
      <style:graphic-properties draw:fill-color="#043501" draw:textarea-horizontal-align="justify" draw:textarea-vertical-align="middle" draw:auto-grow-height="false" fo:min-height="2.532cm" fo:min-width="4.7cm"/>
      <style:paragraph-properties style:writing-mode="lr-tb"/>
    </style:style>
    <style:style style:name="gr17" style:family="graphic" style:parent-style-name="standard">
      <style:graphic-properties draw:fill-color="#808080" loext:fill-theme-color="accent2" draw:textarea-horizontal-align="justify" draw:textarea-vertical-align="middle" draw:auto-grow-height="false" fo:min-height="0.175cm" fo:min-width="4cm"/>
      <style:paragraph-properties style:writing-mode="lr-tb"/>
    </style:style>
    <style:style style:name="gr18" style:family="graphic" style:parent-style-name="standard">
      <style:graphic-properties draw:fill-color="#808080" loext:fill-theme-color="accent2" draw:textarea-horizontal-align="justify" draw:textarea-vertical-align="middle" draw:auto-grow-height="false" fo:min-height="0.475cm" fo:min-width="4cm"/>
      <style:paragraph-properties style:writing-mode="lr-tb"/>
    </style:style>
    <style:style style:name="gr19" style:family="graphic" style:parent-style-name="standard" style:list-style-name="L1">
      <style:graphic-properties draw:fill-color="#808080" loext:fill-theme-color="accent2" draw:textarea-horizontal-align="justify" draw:textarea-vertical-align="middle" draw:auto-grow-height="false" fo:min-height="0.3cm" fo:min-width="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22" style:family="graphic" style:parent-style-name="standard">
      <style:graphic-properties draw:stroke="none" draw:fill-color="#efa9f7" draw:textarea-horizontal-align="justify" draw:textarea-vertical-align="middle" draw:auto-grow-height="false" fo:min-height="1.75cm" fo:min-width="2cm"/>
      <style:paragraph-properties style:writing-mode="lr-tb"/>
    </style:style>
    <style:style style:name="gr23" style:family="graphic" style:parent-style-name="standard">
      <style:graphic-properties draw:stroke="none" draw:fill-color="#ffffff" loext:fill-theme-color="accent2" draw:textarea-horizontal-align="justify" draw:textarea-vertical-align="middle" draw:auto-grow-height="false" fo:min-height="0.05cm" fo:min-width="0cm" draw:shadow="hidden" draw:shadow-offset-x="0.071cm" draw:shadow-offset-y="0.071cm" draw:shadow-opacity="59%"/>
    </style:style>
    <style:style style:name="gr24" style:family="graphic" style:parent-style-name="objectwithoutfill">
      <style:graphic-properties svg:stroke-width="0.028cm" svg:stroke-color="#efa9f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fill-color="#808080" loext:fill-theme-color="accent2" draw:textarea-horizontal-align="justify" draw:textarea-vertical-align="middle" draw:auto-grow-height="false" fo:min-height="0.175cm" fo:min-width="4.2cm"/>
      <style:paragraph-properties style:writing-mode="lr-tb"/>
    </style:style>
    <style:style style:name="gr26" style:family="graphic" style:parent-style-name="standard" style:list-style-name="L1">
      <style:graphic-properties draw:fill-color="#808080" loext:fill-theme-color="accent2" draw:textarea-horizontal-align="justify" draw:textarea-vertical-align="middle" draw:auto-grow-height="false" fo:min-height="0.475cm" fo:min-width="4.2cm"/>
      <style:paragraph-properties style:writing-mode="lr-tb"/>
    </style:style>
    <style:style style:name="gr27" style:family="graphic" style:parent-style-name="standard" style:list-style-name="L1">
      <style:graphic-properties draw:fill-color="#808080" loext:fill-theme-color="accent2" draw:textarea-horizontal-align="justify" draw:textarea-vertical-align="middle" draw:auto-grow-height="false" fo:min-height="0.3cm" fo:min-width="4.2cm"/>
      <style:paragraph-properties style:writing-mode="lr-tb"/>
    </style:style>
    <style:style style:name="gr28" style:family="graphic" style:parent-style-name="standard">
      <style:graphic-properties svg:stroke-color="#000000" draw:fill-color="#000000" loext:fill-theme-color="hlink" draw:opacity="100%" draw:textarea-horizontal-align="justify" draw:textarea-vertical-align="middle" draw:auto-grow-height="false" fo:min-height="0.022cm" fo:min-width="0cm"/>
    </style:style>
    <style:style style:name="gr29" style:family="graphic" style:parent-style-name="standard">
      <style:graphic-properties svg:stroke-color="#ffffff" draw:fill-color="#ffffff" loext:fill-theme-color="accent3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svg:stroke-color="#ffffff" draw:fill-color="#ffffff" loext:fill-theme-color="accent3" draw:auto-grow-height="false" fo:min-height="0cm" fo:min-width="0cm" fo:wrap-option="wrap"/>
    </style:style>
    <style:style style:name="gr33" style:family="graphic" style:parent-style-name="standard" style:list-style-name="L1">
      <style:graphic-properties draw:fill-color="#808080" loext:fill-theme-color="accent2" draw:textarea-horizontal-align="justify" draw:textarea-vertical-align="middle" draw:auto-grow-height="false" fo:min-height="0.475cm" fo:min-width="4.2cm"/>
      <style:paragraph-properties style:writing-mode="lr-tb"/>
    </style:style>
    <style:style style:name="gr34" style:family="graphic" style:parent-style-name="standard" style:list-style-name="L1">
      <style:graphic-properties draw:fill-color="#808080" loext:fill-theme-color="accent2" draw:textarea-horizontal-align="justify" draw:textarea-vertical-align="middle" draw:auto-grow-height="false" fo:min-height="1cm" fo:min-width="4.2cm"/>
      <style:paragraph-properties style:writing-mode="lr-tb"/>
    </style:style>
    <style:style style:name="gr35" style:family="graphic" style:parent-style-name="standard">
      <style:graphic-properties svg:stroke-color="#000000" draw:fill-color="#000000" loext:fill-theme-color="hlink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00" draw:fill-color="#000000" loext:fill-theme-color="hlink" draw:textarea-horizontal-align="justify" draw:textarea-vertical-align="middle" draw:auto-grow-height="false" fo:min-height="0.064cm" fo:min-width="0cm"/>
    </style:style>
    <style:style style:name="gr37" style:family="graphic" style:parent-style-name="standard">
      <style:graphic-properties draw:stroke="none" draw:fill-color="#4b0303" loext:fill-theme-color="lt2" draw:textarea-horizontal-align="justify" draw:textarea-vertical-align="middle" draw:auto-grow-height="false" fo:min-height="0.05cm" fo:min-width="0cm"/>
    </style:style>
    <style:style style:name="gr38" style:family="graphic" style:parent-style-name="standard">
      <style:graphic-properties draw:stroke="none" draw:fill-color="#043501" loext:fill-theme-color="accent1" draw:textarea-horizontal-align="justify" draw:textarea-vertical-align="middle" draw:auto-grow-height="false" fo:min-height="0.05cm" fo:min-width="0cm"/>
    </style:style>
    <style:style style:name="gr39" style:family="graphic" style:parent-style-name="standard">
      <style:graphic-properties draw:stroke="none" draw:fill-color="#2b0685" loext:fill-theme-color="lt1" draw:textarea-horizontal-align="justify" draw:textarea-vertical-align="middle" draw:auto-grow-height="false" fo:min-height="0.05cm" fo:min-width="0cm"/>
    </style:style>
    <style:style style:name="gr40" style:family="graphic" style:parent-style-name="standard">
      <style:graphic-properties draw:stroke="none" draw:fill-color="#efa9f7" loext:fill-theme-color="dk2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266cm" fo:min-width="2.966cm" fo:padding-top="0.142cm" fo:padding-bottom="0.142cm" fo:padding-left="0.267cm" fo:padding-right="0.267cm"/>
    </style:style>
    <style:style style:name="gr42" style:family="graphic" style:parent-style-name="standard">
      <style:graphic-properties draw:stroke="none" draw:fill-color="#efa9f7" draw:textarea-horizontal-align="justify" draw:textarea-vertical-align="middle" draw:auto-grow-height="false" fo:min-height="1.757cm" fo:min-width="2.501cm"/>
      <style:paragraph-properties style:writing-mode="lr-tb"/>
    </style:style>
    <style:style style:name="gr43" style:family="graphic" style:parent-style-name="standard">
      <style:graphic-properties draw:stroke="none" draw:fill-color="#ffffff" loext:fill-theme-color="accent2" draw:textarea-horizontal-align="justify" draw:textarea-vertical-align="middle" draw:auto-grow-height="false" fo:min-height="0.14cm" fo:min-width="0cm" draw:shadow="hidden" draw:shadow-offset-x="0.071cm" draw:shadow-offset-y="0.071cm" draw:shadow-opacity="59%"/>
    </style:style>
    <style:style style:name="gr44" style:family="graphic" style:parent-style-name="standard">
      <style:graphic-properties draw:fill-color="#2b0685" loext:fill-theme-color="lt1" draw:textarea-horizontal-align="justify" draw:textarea-vertical-align="middle" draw:auto-grow-height="false" fo:min-height="0.175cm" fo:min-width="4.7cm"/>
      <style:paragraph-properties style:writing-mode="lr-tb"/>
    </style:style>
    <style:style style:name="gr45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  <style:paragraph-properties style:writing-mode="lr-tb"/>
    </style:style>
    <style:style style:name="gr46" style:family="graphic" style:parent-style-name="standard" style:list-style-name="L1">
      <style:graphic-properties draw:fill-color="#2b0685" loext:fill-theme-color="lt1" draw:textarea-horizontal-align="justify" draw:textarea-vertical-align="middle" draw:auto-grow-height="false" fo:min-height="0.75cm" fo:min-width="4.7cm"/>
      <style:paragraph-properties style:writing-mode="lr-tb"/>
    </style:style>
    <style:style style:name="gr47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  <style:paragraph-properties style:writing-mode="lr-tb"/>
    </style:style>
    <style:style style:name="gr48" style:family="graphic" style:parent-style-name="standard" style:list-style-name="L1">
      <style:graphic-properties draw:fill-color="#2b0685" loext:fill-theme-color="lt1" draw:textarea-horizontal-align="justify" draw:textarea-vertical-align="middle" draw:auto-grow-height="false" fo:min-height="0.75cm" fo:min-width="4.7cm"/>
      <style:paragraph-properties style:writing-mode="lr-tb"/>
    </style:style>
    <style:style style:name="gr49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  <style:paragraph-properties style:writing-mode="lr-tb"/>
    </style:style>
    <style:style style:name="gr50" style:family="graphic" style:parent-style-name="standard" style:list-style-name="L1">
      <style:graphic-properties draw:fill-color="#2b0685" loext:fill-theme-color="lt1" draw:textarea-horizontal-align="justify" draw:textarea-vertical-align="middle" draw:auto-grow-height="false" fo:min-height="0.75cm" fo:min-width="4.7cm"/>
      <style:paragraph-properties style:writing-mode="lr-tb"/>
    </style:style>
    <style:style style:name="gr51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4.7cm"/>
      <style:paragraph-properties style:writing-mode="lr-tb"/>
    </style:style>
    <style:style style:name="gr52" style:family="graphic" style:parent-style-name="standard" style:list-style-name="L1">
      <style:graphic-properties draw:fill-color="#2b0685" loext:fill-theme-color="lt1" draw:textarea-horizontal-align="justify" draw:textarea-vertical-align="middle" draw:auto-grow-height="false" fo:min-height="0.75cm" fo:min-width="4.7cm"/>
      <style:paragraph-properties style:writing-mode="lr-tb"/>
    </style:style>
    <style:style style:name="gr5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 style:writing-mode="lr-tb"/>
      <style:text-properties fo:font-size="8pt" fo:font-style="italic" style:font-size-asian="8pt" style:font-style-asian="italic" style:font-size-complex="8pt" style:font-style-complex="italic"/>
    </style:style>
    <style:style style:name="P3" style:family="paragraph">
      <loext:graphic-properties draw:fill-color="#4b0303"/>
      <style:paragraph-properties fo:text-align="center" style:writing-mode="lr-tb"/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text-align="start" style:writing-mode="lr-tb"/>
      <style:text-properties fo:font-size="6pt" style:font-size-asian="6pt" style:font-size-complex="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6" style:family="paragraph">
      <loext:graphic-properties draw:fill-color="#4b0303"/>
      <style:paragraph-properties fo:text-align="start" style:writing-mode="lr-tb"/>
      <style:text-properties fo:font-size="6pt" style:font-size-asian="6pt" style:font-size-complex="6pt"/>
    </style:style>
    <style:style style:name="P7" style:family="paragraph">
      <loext:graphic-properties draw:fill-color="#4b0303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8" style:family="paragraph"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9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10" style:family="paragraph">
      <style:paragraph-properties fo:text-align="start" style:writing-mode="lr-tb"/>
      <style:text-properties fo:color="#ffffff" loext:opacity="100%" fo:font-size="6pt" style:font-size-asian="6pt" style:font-size-complex="6pt"/>
    </style:style>
    <style:style style:name="P11" style:family="paragraph">
      <loext:graphic-properties draw:fill-color="#808080"/>
      <style:paragraph-properties fo:text-align="start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6pt" style:font-size-asian="6pt" style:font-size-complex="6pt"/>
    </style:style>
    <style:style style:name="P13" style:family="paragraph">
      <loext:graphic-properties draw:fill-color="#808080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6" style:family="paragraph">
      <loext:graphic-properties draw:fill-color="#043501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17" style:family="paragraph">
      <loext:graphic-properties draw:fill-color="#043501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8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-color="#efa9f7"/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000000" draw:opacity="100%"/>
      <style:paragraph-properties fo:text-align="center"/>
    </style:style>
    <style:style style:name="P23" style:family="paragraph">
      <loext:graphic-properties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4b0303"/>
      <style:paragraph-properties fo:text-align="center"/>
    </style:style>
    <style:style style:name="P26" style:family="paragraph">
      <loext:graphic-properties draw:fill-color="#043501"/>
      <style:paragraph-properties fo:text-align="center"/>
    </style:style>
    <style:style style:name="P27" style:family="paragraph">
      <loext:graphic-properties draw:fill-color="#2b0685"/>
      <style:paragraph-properties fo:text-align="center"/>
    </style:style>
    <style:style style:name="P28" style:family="paragraph">
      <loext:graphic-properties draw:fill-color="#efa9f7"/>
      <style:paragraph-properties fo:text-align="center"/>
    </style:style>
    <style:style style:name="P29" style:family="paragraph">
      <loext:graphic-properties draw:fill-color="#2b0685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30" style:family="paragraph">
      <loext:graphic-properties draw:fill-color="#2b0685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31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8pt" style:font-size-asian="8pt" style:font-size-complex="8pt"/>
    </style:style>
    <style:style style:name="T6" style:family="text">
      <style:text-properties fo:color="#ffffff" loext:opacity="100%" fo:font-size="6pt" style:font-size-asian="6pt" style:font-size-complex="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cm" svg:height="0.569cm" svg:x="0.5cm" svg:y="13.004cm">
          <draw:text-box>
            <text:p><text:span text:style-name="T1">Sp</text:span><text:span text:style-name="T1">ati</text:span><text:span text:style-name="T1">al </text:span><text:span text:style-name="T1">Pol</text:span><text:span text:style-name="T1">yg</text:span><text:span text:style-name="T1">on</text:span><text:span text:style-name="T1">s</text:span></text:p>
          </draw:text-box>
        </draw:frame>
        <draw:custom-shape draw:style-name="gr2" draw:text-style-name="P3" draw:layer="layout" svg:width="5cm" svg:height="0.5cm" svg:x="10.5cm" svg:y="0.5cm">
          <text:p text:style-name="P2"><text:span text:style-name="T2">Monty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cm" svg:height="0.9cm" svg:x="10.5cm" svg:y="1cm">
          <text:p text:style-name="P4"><text:span text:style-name="T3">+ Monty_ID : CHAR NOT NULL [PK]</text:span></text:p>
          <text:p text:style-name="P5"><text:span text:style-name="T3">+ ISO3 : CHAR NOT NULL [FK]</text:span></text:p>
          <text:p text:style-name="P5"><text:span text:style-name="T3">+ prim_haz_spec : VARCHAR NOT NULL [FK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1.6cm" svg:x="10.5cm" svg:y="1.9cm">
          <text:p text:style-name="P5"><text:span text:style-name="T4">+ </text:span><text:span text:style-name="T3">GLIDE : CHAR</text:span></text:p>
          <text:p text:style-name="P5"><text:span text:style-name="T3">+ ev_name_orig : VARCHAR</text:span></text:p>
          <text:p text:style-name="P5"><text:span text:style-name="T3">+ ev_name_en : VARCHAR</text:span></text:p>
          <text:p text:style-name="P5"><text:span text:style-name="T3">+ location : VARCHAR</text:span></text:p>
          <text:p text:style-name="P5"><text:span text:style-name="T3">+ ev_sdate : DATE NOT NULL</text:span></text:p>
          <text:p text:style-name="P5"><text:span text:style-name="T3">+ ev_fdate : DATE NOT NU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cm" svg:height="0.4cm" svg:x="1cm" svg:y="0.5cm">
          <text:p text:style-name="P8"><text:span text:style-name="T5">ISO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9cm" svg:height="0.4cm" svg:x="1cm" svg:y="0.9cm">
          <text:p text:style-name="P10"><text:span text:style-name="T6">+ ISO3 : CHAR(3) NOT NULL [PK]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9cm" svg:height="0.8cm" svg:x="1cm" svg:y="1.3cm">
          <text:p text:style-name="P12"><text:span text:style-name="T6">+ Country : VARCHAR NOT NULL</text:span></text:p>
          <text:p text:style-name="P12"><text:span text:style-name="T6">+ Region : VARCHAR NOT NULL</text:span></text:p>
          <text:p text:style-name="P12"><text:span text:style-name="T7">+ Continent : </text:span><text:span text:style-name="T6">VARCHAR NOT NULL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4.9cm" svg:y1="0.9cm" svg:x2="10.5cm" svg:y2="0.9cm">
          <text:p/>
        </draw:line>
        <draw:line draw:style-name="gr7" draw:text-style-name="P14" draw:layer="layout" svg:x1="5.1cm" svg:y1="3.3cm" svg:x2="10.5cm" svg:y2="2cm">
          <text:p/>
        </draw:line>
        <draw:custom-shape draw:style-name="gr8" draw:text-style-name="P9" draw:layer="layout" svg:width="4.1cm" svg:height="0.425cm" svg:x="1cm" svg:y="2.8cm">
          <text:p text:style-name="P8"><text:span text:style-name="T5">haz_tax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cm" svg:height="0.425cm" svg:x="1cm" svg:y="3.225cm">
          <text:p text:style-name="P10"><text:span text:style-name="T6">+ haz_spec : CHAR(6) [PK]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1cm" svg:height="1.35cm" svg:x="1cm" svg:y="3.65cm">
          <text:p text:style-name="P12"><text:span text:style-name="T6">+ haz_Ab : CHAR(2) NOT NULL</text:span></text:p>
          <text:p text:style-name="P12"><text:span text:style-name="T6">+ haz_type : VARCHAR NOT NULL</text:span></text:p>
          <text:p text:style-name="P12"><text:span text:style-name="T6">+ haz_cluster : VARCHAR NOT NULL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cm" svg:height="0.489cm" svg:x="4.8cm" svg:y="0.9cm">
          <draw:text-box>
            <text:p><text:span text:style-name="T3">1..N</text:span></text:p>
          </draw:text-box>
        </draw:frame>
        <draw:frame draw:style-name="gr10" draw:text-style-name="P15" draw:layer="layout" svg:width="1cm" svg:height="0.489cm" svg:x="9.7cm" svg:y="0.901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5cm" svg:y="3.3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9.7cm" svg:y="2.101cm">
          <draw:text-box>
            <text:p><text:span text:style-name="T3">1..*</text:span></text:p>
          </draw:text-box>
        </draw:frame>
        <draw:custom-shape draw:style-name="gr11" draw:text-style-name="P16" draw:layer="layout" svg:width="5.2cm" svg:height="0.425cm" svg:x="4.3cm" svg:y="5.5cm">
          <text:p text:style-name="P8"><text:span text:style-name="T5">Hazard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2cm" svg:height="1.499cm" svg:x="4.3cm" svg:y="5.925cm">
          <text:p text:style-name="P12"><text:span text:style-name="T7">+ haz_sub_ID : </text:span><text:span text:style-name="T6">CHAR NOT NULL [PK]</text:span></text:p>
          <text:p text:style-name="P12"><text:span text:style-name="T6">+ Monty_ID : CHAR NOT NULL [FK]</text:span></text:p>
          <text:p text:style-name="P12"><text:span text:style-name="T6">+ haz_spec : VARCHAR NOT NULL [FK]</text:span></text:p>
          <text:p text:style-name="P12"><text:span text:style-name="T6">+ haz_est_type : VARCHAR [FK]</text:span></text:p>
          <text:p text:style-name="P12"><text:span text:style-name="T6">+ haz_src_db : <text:s/>VARCHAR NOT NULL [FK]</text:span></text:p>
          <text:p text:style-name="P12"><text:span text:style-name="T6">+ haz_spat_ID : VARCHAR NOT NULL [FK]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cm" svg:height="3.076cm" svg:x="4.3cm" svg:y="7.424cm">
          <text:p text:style-name="P12"><text:span text:style-name="T6">+ haz_sdate : DATE NOT NULL</text:span></text:p>
          <text:p text:style-name="P12"><text:span text:style-name="T6">+ haz_fdate : DATE NOT NULL</text:span></text:p>
          <text:p text:style-name="P12"><text:span text:style-name="T6">+ haz_maxvalue : NUMERIC</text:span></text:p>
          <text:p text:style-name="P12"><text:span text:style-name="T6">+ haz_units : DATE</text:span></text:p>
          <text:p text:style-name="P12"><text:span text:style-name="T6">+ haz_src_org : <text:s/>VARCHAR NOT NULL</text:span></text:p>
          <text:p text:style-name="P12"><text:span text:style-name="T7">+ haz_src_URL : </text:span><text:span text:style-name="T6">VARCHAR NOT NULL</text:span></text:p>
          <text:p text:style-name="P12"><text:span text:style-name="T6">+ haz_potlink : CHAR(6)</text:span></text:p>
          <text:p text:style-name="P12"><text:span text:style-name="T6">+ haz_link : CHAR(6)</text:span></text:p>
          <text:p text:style-name="P12"><text:span text:style-name="T6">+ haz_spat_type : VARCHAR</text:span></text:p>
          <text:p text:style-name="P12"><text:span text:style-name="T6">+ haz_spat_res : NUMERIC</text:span></text:p>
          <text:p text:style-name="P12"><text:span text:style-name="T6">+ haz_spat_resunits : VARCHAR</text:span></text:p>
          <text:p text:style-name="P12"><text:span text:style-name="T6">+ haz_spat_srcorg : VARCHAR</text:span></text:p>
          <text:p text:style-name="P12"><text:span text:style-name="T6">+ haz_spat_srcurl : VAR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0.35cm" svg:height="0.35cm" svg:x="4.5cm" svg:y="0.53cm">
          <draw:image xlink:href="Pictures/10000001000000E1000000E14083B3684BC91663.png" xlink:type="simple" xlink:show="embed" xlink:actuate="onLoad" draw:mime-type="image/png">
            <text:p/>
          </draw:image>
        </draw:frame>
        <draw:frame draw:style-name="gr14" draw:text-style-name="P14" draw:layer="layout" svg:width="0.35cm" svg:height="0.35cm" svg:x="4.65cm" svg:y="2.83cm">
          <draw:image xlink:href="Pictures/10000001000000E1000000E14083B3684BC91663.png" xlink:type="simple" xlink:show="embed" xlink:actuate="onLoad" draw:mime-type="image/png">
            <text:p/>
          </draw:image>
        </draw:frame>
        <draw:g>
          <draw:custom-shape draw:style-name="gr11" draw:text-style-name="P16" draw:layer="layout" svg:width="5.2cm" svg:height="0.425cm" svg:x="11.5cm" svg:y="9.8cm">
            <text:p text:style-name="P8"><text:span text:style-name="T5">Impac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5.2cm" svg:height="2.293cm" svg:x="11.5cm" svg:y="10.225cm">
            <text:p text:style-name="P12"><text:span text:style-name="T7">+ imp_sub_ID : </text:span><text:span text:style-name="T6">CHAR NOT NULL [PK]</text:span></text:p>
            <text:p text:style-name="P12"><text:span text:style-name="T6">+ Monty_ID : CHAR NOT NULL [FK]</text:span></text:p>
            <text:p text:style-name="P12"><text:span text:style-name="T6">+ ISO3s : CHAR NOT NULL [FK]</text:span></text:p>
            <text:p text:style-name="P12"><text:span text:style-name="T6">+ imp_det : VARCHAR NOT NULL [FK]</text:span></text:p>
            <text:p text:style-name="P12"><text:span text:style-name="T7">+ imp_type : VARCHAR </text:span><text:span text:style-name="T6">NOT NULL [FK]</text:span></text:p>
            <text:p text:style-name="P12"><text:span text:style-name="T7">+ imp_units : VARCHAR </text:span><text:span text:style-name="T6">NOT NULL [FK]</text:span></text:p>
            <text:p text:style-name="P12"><text:span text:style-name="T6">+ imp_est_type : VARCHAR [FK]</text:span></text:p>
            <text:p text:style-name="P12"><text:span text:style-name="T6">+ imp_src_db : <text:s/>VARCHAR NOT NULL [FK]</text:span></text:p>
            <text:p text:style-name="P12"><text:span text:style-name="T6">+ imp_spat_ID : VARCHAR NOT NULL [FK]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5.2cm" svg:height="2.782cm" svg:x="11.5cm" svg:y="12.518cm">
            <text:p text:style-name="P12"><text:span text:style-name="T6">+ imp_sdate : DATE NOT NULL</text:span></text:p>
            <text:p text:style-name="P12"><text:span text:style-name="T6">+ imp_fdate : DATE NOT NULL</text:span></text:p>
            <text:p text:style-name="P12"><text:span text:style-name="T6">+ imp_value : NUMERIC</text:span></text:p>
            <text:p text:style-name="P12"><text:span text:style-name="T6">+ imp_unitdate : DATE</text:span></text:p>
            <text:p text:style-name="P12"><text:span text:style-name="T6">+ imp_src_org : <text:s/>VARCHAR NOT NULL</text:span></text:p>
            <text:p text:style-name="P12"><text:span text:style-name="T7">+ imp_src_URL : </text:span><text:span text:style-name="T6">VARCHAR NOT NULL</text:span></text:p>
            <text:p text:style-name="P12"><text:span text:style-name="T6">+ imp_spat_type : VARCHAR</text:span></text:p>
            <text:p text:style-name="P12"><text:span text:style-name="T7">+ </text:span><text:span text:style-name="T6">imp_spat_res : NUMERIC</text:span></text:p>
            <text:p text:style-name="P12"><text:span text:style-name="T7">+ </text:span><text:span text:style-name="T6">imp_spat_resunits : VARCHAR</text:span></text:p>
            <text:p text:style-name="P12"><text:span text:style-name="T7">+ </text:span><text:span text:style-name="T6">imp_spat_srcorg : VARCHAR</text:span></text:p>
            <text:p text:style-name="P12"><text:span text:style-name="T7">+ </text:span><text:span text:style-name="T6">imp_spat_srcurl : VARCHAR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5cm" svg:height="0.35cm" svg:x="16.15cm" svg:y="9.875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frame draw:style-name="gr14" draw:text-style-name="P14" draw:layer="layout" svg:width="0.35cm" svg:height="0.35cm" svg:x="8.95cm" svg:y="5.5cm">
          <draw:image xlink:href="Pictures/10000001000000E1000000E14083B3684BC91663.png" xlink:type="simple" xlink:show="embed" xlink:actuate="onLoad" draw:mime-type="image/png">
            <text:p/>
          </draw:image>
        </draw:frame>
        <draw:g>
          <draw:custom-shape draw:style-name="gr17" draw:text-style-name="P9" draw:layer="layout" svg:width="4.5cm" svg:height="0.425cm" svg:x="20cm" svg:y="13.8cm">
            <text:p text:style-name="P8"><text:span text:style-name="T5">imp_tax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4.5cm" svg:height="0.725cm" svg:x="20cm" svg:y="14.225cm">
            <text:p text:style-name="P10"><text:span text:style-name="T6">+ imp_det : VARCHAR NOT NULL [PK]</text:span></text:p>
            <text:p text:style-name="P12"><text:span text:style-name="T7">+ imp_type : VARCHAR </text:span><text:span text:style-name="T6">NOT NULL [PK]</text:span></text:p>
            <text:p text:style-name="P12"><text:span text:style-name="T7">+ imp_units : VARCHAR </text:span><text:span text:style-name="T6">NOT NULL [PK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4.5cm" svg:height="0.55cm" svg:x="20cm" svg:y="14.95cm">
            <text:p text:style-name="P12"><text:span text:style-name="T6">+ imp_cats : VARCHAR NOT NULL</text:span></text:p>
            <text:p text:style-name="P12"><text:span text:style-name="T6">+ imp_subcats : VARCHAR NOT NULL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5cm" svg:height="0.35cm" svg:x="24.1cm" svg:y="13.8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frame draw:style-name="gr14" draw:text-style-name="P14" draw:layer="layout" svg:width="0.35cm" svg:height="0.35cm" svg:x="0.25cm" svg:y="11.93cm">
          <draw:image xlink:href="Pictures/10000001000000E1000000E14083B3684BC91663.png" xlink:type="simple" xlink:show="embed" xlink:actuate="onLoad" draw:mime-type="image/png">
            <text:p/>
          </draw:image>
        </draw:frame>
        <draw:frame draw:style-name="gr20" draw:text-style-name="P18" draw:layer="layout" svg:width="2.5cm" svg:height="0.645cm" svg:x="0.5cm" svg:y="11.2cm">
          <draw:text-box>
            <text:p><text:span text:style-name="T8">LE</text:span><text:span text:style-name="T8">G</text:span><text:span text:style-name="T8">EN</text:span><text:span text:style-name="T8">D</text:span></text:p>
          </draw:text-box>
        </draw:frame>
        <draw:frame draw:style-name="gr1" draw:text-style-name="P1" draw:layer="layout" svg:width="2.5cm" svg:height="0.569cm" svg:x="0.5cm" svg:y="11.801cm">
          <draw:text-box>
            <text:p><text:span text:style-name="T1">Tabular</text:span></text:p>
          </draw:text-box>
        </draw:frame>
        <draw:line draw:style-name="gr21" draw:text-style-name="P14" draw:layer="layout" svg:x1="2cm" svg:y1="7.5cm" svg:x2="4.3cm" svg:y2="7.5cm">
          <text:p/>
        </draw:line>
        <draw:custom-shape draw:style-name="gr22" draw:text-style-name="P20" draw:layer="layout" svg:width="2.5cm" svg:height="2cm" svg:x="0.5cm" svg:y="6.5cm">
          <text:p text:style-name="P19"><text:span text:style-name="T3">Note: haz_spec, haz_potlink and haz_link are all </text:span><text:span text:style-name="T9">haz_tax</text:span><text:span text:style-name="T3"> objects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4cm" svg:height="0.3cm" svg:x="2.6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4" draw:layer="layout" svg:x1="2.6cm" svg:y1="6.5cm" svg:x2="3cm" svg:y2="6.8cm">
          <text:p/>
        </draw:line>
        <draw:frame draw:style-name="gr10" draw:text-style-name="P15" draw:layer="layout" svg:width="1cm" svg:height="0.489cm" svg:x="2.4cm" svg:y="5.001cm">
          <draw:text-box>
            <text:p><text:span text:style-name="T3">1..1</text:span></text:p>
          </draw:text-box>
        </draw:frame>
        <draw:g>
          <draw:custom-shape draw:style-name="gr25" draw:text-style-name="P9" draw:layer="layout" svg:width="4.7cm" svg:height="0.425cm" svg:x="4.8cm" svg:y="12cm">
            <text:p text:style-name="P8"><text:span text:style-name="T5">Src_org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4.7cm" svg:height="0.725cm" svg:x="4.8cm" svg:y="12.425cm">
            <text:p text:style-name="P12"><text:span text:style-name="T6">+ src_db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3" draw:layer="layout" svg:width="4.7cm" svg:height="0.55cm" svg:x="4.8cm" svg:y="13.15cm">
            <text:p text:style-name="P12"><text:span text:style-name="T6">...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66cm" svg:height="0.35cm" svg:x="9.082cm" svg:y="12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>
          <draw:custom-shape draw:style-name="gr28" draw:text-style-name="P22" draw:layer="layout" svg:width="0.3cm" svg:height="0.3cm" svg:x="0.27cm" svg:y="12.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0.05cm" svg:height="0.05cm" svg:x="0.39cm" svg:y="12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2.5cm" svg:height="0.569cm" svg:x="0.5cm" svg:y="12.202cm">
          <draw:text-box>
            <text:p><text:span text:style-name="T1">Sp</text:span><text:span text:style-name="T1">ati</text:span><text:span text:style-name="T1">al </text:span><text:span text:style-name="T1">Poi</text:span><text:span text:style-name="T1">nts</text:span></text:p>
          </draw:text-box>
        </draw:frame>
        <draw:frame draw:style-name="gr1" draw:text-style-name="P1" draw:layer="layout" svg:width="2.5cm" svg:height="0.569cm" svg:x="0.5cm" svg:y="12.603cm">
          <draw:text-box>
            <text:p><text:span text:style-name="T1">Sp</text:span><text:span text:style-name="T1">ati</text:span><text:span text:style-name="T1">al </text:span><text:span text:style-name="T1">Lin</text:span><text:span text:style-name="T1">es</text:span></text:p>
          </draw:text-box>
        </draw:frame>
        <draw:frame draw:style-name="gr1" draw:text-style-name="P1" draw:layer="layout" svg:width="3cm" svg:height="0.569cm" svg:x="0.5cm" svg:y="13.405cm">
          <draw:text-box>
            <text:p><text:span text:style-name="T1">Sp</text:span><text:span text:style-name="T1">ati</text:span><text:span text:style-name="T1">al </text:span><text:span text:style-name="T1">Ra</text:span><text:span text:style-name="T1">ste</text:span><text:span text:style-name="T1">rs</text:span></text:p>
          </draw:text-box>
        </draw:frame>
        <draw:g>
          <draw:custom-shape draw:style-name="gr28" draw:text-style-name="P22" draw:layer="layout" svg:width="0.3cm" svg:height="0.3cm" svg:x="0.27cm" svg:y="12.7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" draw:id="id1" draw:layer="layout" svg:width="0.05cm" svg:height="0.05cm" svg:x="0.45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2" draw:id="id2" draw:layer="layout" svg:width="0.05cm" svg:height="0.05cm" svg:x="0.351cm" svg:y="12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3" draw:id="id3" draw:layer="layout" svg:width="0.05cm" svg:height="0.05cm" svg:x="0.452cm" svg:y="13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4" draw:layer="layout" draw:type="line" svg:x1="0.457cm" svg:y1="12.843cm" svg:x2="0.394cm" svg:y2="12.908cm" draw:start-shape="id1" draw:start-glue-point="7" draw:end-shape="id2" draw:end-glue-point="11" svg:d="M457 12843l-63 65" svg:viewBox="0 0 64 66">
            <text:p/>
          </draw:connector>
          <draw:connector draw:style-name="gr30" draw:text-style-name="P14" draw:layer="layout" draw:type="line" svg:x1="0.376cm" svg:y1="12.951cm" svg:x2="0.452cm" svg:y2="13.027cm" draw:start-shape="id2" draw:start-glue-point="8" draw:end-shape="id3" draw:end-glue-point="6" svg:d="M376 12951l76 76" svg:viewBox="0 0 77 77">
            <text:p/>
          </draw:connector>
        </draw:g>
        <draw:g>
          <draw:custom-shape draw:style-name="gr28" draw:text-style-name="P22" draw:layer="layout" svg:width="0.3cm" svg:height="0.3cm" svg:x="0.27cm" svg:y="13.1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8" draw:id="id8" draw:layer="layout" svg:width="0.05cm" svg:height="0.05cm" svg:x="0.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4" draw:id="id4" draw:layer="layout" svg:width="0.05cm" svg:height="0.05cm" svg:x="0.399cm" svg:y="1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5" draw:id="id5" draw:layer="layout" svg:width="0.05cm" svg:height="0.05cm" svg:x="0.3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6" draw:id="id6" draw:layer="layout" svg:width="0.05cm" svg:height="0.05cm" svg:x="0.401cm" svg:y="13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4" draw:layer="layout" draw:type="line" svg:x1="0.406cm" svg:y1="13.244cm" svg:x2="0.343cm" svg:y2="13.309cm" draw:start-shape="id4" draw:start-glue-point="7" draw:end-shape="id5" draw:end-glue-point="11" svg:d="M406 13244l-63 65" svg:viewBox="0 0 64 66">
            <text:p/>
          </draw:connector>
          <draw:connector draw:style-name="gr30" draw:text-style-name="P14" draw:layer="layout" draw:type="line" svg:x1="0.325cm" svg:y1="13.352cm" svg:x2="0.401cm" svg:y2="13.428cm" draw:start-shape="id5" draw:start-glue-point="8" draw:end-shape="id6" draw:end-glue-point="6" svg:d="M325 13352l76 76" svg:viewBox="0 0 77 77">
            <text:p/>
          </draw:connector>
          <draw:custom-shape draw:style-name="gr29" draw:text-style-name="P21" xml:id="id7" draw:id="id7" draw:layer="layout" svg:width="0.05cm" svg:height="0.05cm" svg:x="0.501cm" svg:y="13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0.442cm" svg:y1="13.244cm" svg:x2="0.508cm" svg:y2="13.258cm" draw:start-shape="id4" draw:start-glue-point="9" draw:end-shape="id7" draw:end-glue-point="5" svg:d="M442 13244l66 14" svg:viewBox="0 0 67 15">
            <text:p/>
          </draw:connector>
          <draw:connector draw:style-name="gr31" draw:text-style-name="P14" draw:layer="layout" draw:type="line" svg:x1="0.526cm" svg:y1="13.301cm" svg:x2="0.525cm" svg:y2="13.35cm" draw:start-shape="id7" draw:start-glue-point="8" draw:end-shape="id8" draw:end-glue-point="4" svg:d="M526 13301l-1 49" svg:viewBox="0 0 2 50">
            <text:p/>
          </draw:connector>
          <draw:connector draw:style-name="gr31" draw:text-style-name="P14" draw:layer="layout" draw:type="line" svg:x1="0.5cm" svg:y1="13.375cm" svg:x2="0.444cm" svg:y2="13.41cm" draw:start-shape="id8" draw:start-glue-point="6" draw:end-shape="id6" draw:end-glue-point="11" svg:d="M500 13375l-56 35" svg:viewBox="0 0 57 36">
            <text:p/>
          </draw:connector>
        </draw:g>
        <draw:g>
          <draw:custom-shape draw:style-name="gr28" draw:text-style-name="P22" draw:layer="layout" svg:width="0.3cm" svg:height="0.3cm" svg:x="0.27cm" svg:y="13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32" draw:text-style-name="P23" draw:layer="layout" svg:width="0.05cm" svg:height="0.05cm" svg:x="0.29cm" svg:y="13.6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4cm" svg:y="13.6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9cm" svg:y="13.6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4cm" svg:y="13.6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9cm" svg:y="13.6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23" draw:layer="layout" svg:width="0.05cm" svg:height="0.05cm" svg:x="0.291cm" svg:y="13.6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41cm" svg:y="13.6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91cm" svg:y="13.6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41cm" svg:y="13.6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91cm" svg:y="13.6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23" draw:layer="layout" svg:width="0.05cm" svg:height="0.05cm" svg:x="0.292cm" svg:y="13.7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42cm" svg:y="13.7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92cm" svg:y="13.7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42cm" svg:y="13.7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92cm" svg:y="13.7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23" draw:layer="layout" svg:width="0.05cm" svg:height="0.05cm" svg:x="0.293cm" svg:y="13.7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43cm" svg:y="13.7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393cm" svg:y="13.7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43cm" svg:y="13.7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0.493cm" svg:y="13.7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g>
          <draw:custom-shape draw:style-name="gr25" draw:text-style-name="P9" draw:layer="layout" svg:width="4.7cm" svg:height="0.425cm" svg:x="22.5cm" svg:y="0.1cm">
            <text:p text:style-name="P8"><text:span text:style-name="T5">Unit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3" draw:layer="layout" svg:width="4.7cm" svg:height="0.725cm" svg:x="22.5cm" svg:y="0.525cm">
            <text:p text:style-name="P12"><text:span text:style-name="T6">+ measunit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3" draw:layer="layout" svg:width="4.7cm" svg:height="1.25cm" svg:x="22.5cm" svg:y="1.25cm">
            <text:p text:style-name="P12"><text:span text:style-name="T6">+ measunitgroup : <text:s/>VARCHAR NOT NULL</text:span></text:p>
            <text:p text:style-name="P12"><text:span text:style-name="T6">+ usercountry : CHAR(3)</text:span></text:p>
            <text:p text:style-name="P12"><text:span text:style-name="T6">+ curr_sdate : DATE</text:span></text:p>
            <text:p text:style-name="P12"><text:span text:style-name="T6">+ curr_fdate : DATE</text:span></text:p>
            <text:p text:style-name="P12"><text:span text:style-name="T6">+ unitdate: DATE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66cm" svg:height="0.35cm" svg:x="26.782cm" svg:y="0.1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>
          <draw:g>
            <draw:line draw:style-name="gr7" draw:text-style-name="P14" draw:layer="layout" svg:x1="13.188cm" svg:y1="9.909cm" svg:x2="13.188cm" svg:y2="3.457cm">
              <text:p/>
            </draw:line>
            <draw:custom-shape draw:style-name="gr35" draw:text-style-name="P24" draw:layer="layout" svg:width="0.3cm" svg:height="0.49cm" draw:transform="rotate (-0.0441568300754567) translate (13.046cm 3.45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line draw:style-name="gr7" draw:text-style-name="P14" draw:layer="layout" svg:x1="9.2cm" svg:y1="5.5cm" svg:x2="10.925cm" svg:y2="3.537cm">
            <text:p/>
          </draw:line>
          <draw:custom-shape draw:style-name="gr36" draw:text-style-name="P24" draw:layer="layout" svg:width="0.385cm" svg:height="0.628cm" draw:transform="skewX (-0.00157079632679489) rotate (0.697084503246535) translate (10.36cm 3.66cm)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4" draw:layer="layout" svg:x1="9.5cm" svg:y1="8cm" svg:x2="11.5cm" svg:y2="10.5cm">
          <text:p/>
        </draw:line>
        <draw:g>
          <draw:line draw:style-name="gr7" draw:text-style-name="P14" draw:layer="layout" svg:x1="3cm" svg:y1="5.003cm" svg:x2="4.3cm" svg:y2="6.502cm">
            <text:p/>
          </draw:line>
          <draw:line draw:style-name="gr7" draw:text-style-name="P14" draw:layer="layout" svg:x1="7.5cm" svg:y1="12.002cm" svg:x2="7.5cm" svg:y2="10.502cm">
            <text:p/>
          </draw:line>
          <draw:line draw:style-name="gr7" draw:text-style-name="P14" draw:layer="layout" svg:x1="9.5cm" svg:y1="12.702cm" svg:x2="11.5cm" svg:y2="12.702cm">
            <text:p/>
          </draw:line>
          <draw:g>
            <draw:g>
              <draw:line draw:style-name="gr7" draw:text-style-name="P14" draw:layer="layout" svg:x1="25.5cm" svg:y1="5cm" svg:x2="27.2cm" svg:y2="5cm">
                <text:p/>
              </draw:line>
              <draw:line draw:style-name="gr7" draw:text-style-name="P14" draw:layer="layout" svg:x1="25.5cm" svg:y1="7cm" svg:x2="27.2cm" svg:y2="7cm">
                <text:p/>
              </draw:line>
              <draw:line draw:style-name="gr7" draw:text-style-name="P14" draw:layer="layout" svg:x1="25.5cm" svg:y1="9.6cm" svg:x2="27.2cm" svg:y2="9.6cm">
                <text:p/>
              </draw:line>
              <draw:line draw:style-name="gr7" draw:text-style-name="P14" draw:layer="layout" svg:x1="25.5cm" svg:y1="11.7cm" svg:x2="27.2cm" svg:y2="11.7cm">
                <text:p/>
              </draw:line>
              <draw:line draw:style-name="gr7" draw:text-style-name="P14" draw:layer="layout" svg:x1="27.2cm" svg:y1="2.5cm" svg:x2="27.2cm" svg:y2="11.7cm">
                <text:p/>
              </draw:line>
            </draw:g>
            <draw:line draw:style-name="gr7" draw:text-style-name="P14" draw:layer="layout" svg:x1="20.5cm" svg:y1="7cm" svg:x2="9.52cm" svg:y2="7.074cm">
              <text:p/>
            </draw:line>
            <draw:custom-shape draw:style-name="gr35" draw:text-style-name="P24" draw:layer="layout" svg:width="0.3cm" svg:height="0.46cm" draw:transform="skewX (0.0020943951023932) rotate (1.53082828692423) translate (9.521cm 7.213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7" draw:text-style-name="P14" draw:layer="layout" svg:x1="22.2cm" svg:y1="5cm" svg:x2="20.5cm" svg:y2="5cm">
              <text:p/>
            </draw:line>
            <draw:line draw:style-name="gr7" draw:text-style-name="P14" draw:layer="layout" svg:x1="22.2cm" svg:y1="7cm" svg:x2="20.5cm" svg:y2="7cm">
              <text:p/>
            </draw:line>
            <draw:line draw:style-name="gr7" draw:text-style-name="P14" draw:layer="layout" svg:x1="22.2cm" svg:y1="9.6cm" svg:x2="20.5cm" svg:y2="9.6cm">
              <text:p/>
            </draw:line>
            <draw:line draw:style-name="gr7" draw:text-style-name="P14" draw:layer="layout" svg:x1="22.2cm" svg:y1="11.7cm" svg:x2="20.5cm" svg:y2="11.7cm">
              <text:p/>
            </draw:line>
            <draw:line draw:style-name="gr7" draw:text-style-name="P14" draw:layer="layout" svg:x1="20.5cm" svg:y1="5cm" svg:x2="20.5cm" svg:y2="11.7cm">
              <text:p/>
            </draw:line>
            <draw:line draw:style-name="gr7" draw:text-style-name="P14" draw:layer="layout" svg:x1="20.501cm" svg:y1="10.534cm" svg:x2="16.813cm" svg:y2="10.534cm">
              <text:p/>
            </draw:line>
            <draw:custom-shape draw:style-name="gr35" draw:text-style-name="P24" draw:layer="layout" svg:width="0.306cm" svg:height="0.461cm" draw:transform="skewX (0.00209439510239319) rotate (1.53082828692423) translate (16.7cm 10.66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4" draw:layer="layout" svg:x1="16.7cm" svg:y1="14.5cm" svg:x2="20cm" svg:y2="14.5cm">
            <text:p/>
          </draw:line>
        </draw:g>
        <draw:custom-shape draw:style-name="gr37" draw:text-style-name="P25" draw:layer="layout" svg:width="0.3cm" svg:height="0.3cm" svg:x="0.27cm" svg:y="1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cm" svg:height="0.3cm" svg:x="0.27cm" svg:y="14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0.3cm" svg:height="0.3cm" svg:x="0.27cm" svg:y="14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0.3cm" svg:height="0.3cm" svg:x="0.27cm" svg:y="15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0.569cm" svg:x="0.5cm" svg:y="13.85cm">
          <draw:text-box>
            <text:p><text:span text:style-name="T1">Ev</text:span><text:span text:style-name="T1">ent</text:span><text:span text:style-name="T1">-</text:span><text:span text:style-name="T1">lev</text:span><text:span text:style-name="T1">el</text:span></text:p>
          </draw:text-box>
        </draw:frame>
        <draw:frame draw:style-name="gr1" draw:text-style-name="P1" draw:layer="layout" svg:width="3.5cm" svg:height="0.569cm" svg:x="0.5cm" svg:y="14.251cm">
          <draw:text-box>
            <text:p><text:span text:style-name="T1">Im</text:span><text:span text:style-name="T1">pa</text:span><text:span text:style-name="T1">ct-</text:span><text:span text:style-name="T1">ha</text:span><text:span text:style-name="T1">zar</text:span><text:span text:style-name="T1">d </text:span><text:span text:style-name="T1">lev</text:span><text:span text:style-name="T1">el</text:span></text:p>
          </draw:text-box>
        </draw:frame>
        <draw:frame draw:style-name="gr1" draw:text-style-name="P1" draw:layer="layout" svg:width="3cm" svg:height="0.569cm" svg:x="0.5cm" svg:y="14.652cm">
          <draw:text-box>
            <text:p><text:span text:style-name="T1">Sp</text:span><text:span text:style-name="T1">ati</text:span><text:span text:style-name="T1">al </text:span><text:span text:style-name="T1">dat</text:span><text:span text:style-name="T1">a</text:span></text:p>
          </draw:text-box>
        </draw:frame>
        <draw:frame draw:style-name="gr1" draw:text-style-name="P1" draw:layer="layout" svg:width="3cm" svg:height="0.569cm" svg:x="0.5cm" svg:y="15.053cm">
          <draw:text-box>
            <text:p><text:span text:style-name="T1">No</text:span><text:span text:style-name="T1">tes</text:span></text:p>
          </draw:text-box>
        </draw:frame>
        <draw:custom-shape draw:style-name="gr41" draw:text-style-name="P14" draw:layer="layout" svg:width="3.5cm" svg:height="4.55cm" svg:x="0cm" svg:y="11.2cm">
          <text:p/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22.5cm" svg:y1="1.5cm" svg:x2="9.5cm" svg:y2="6.5cm">
          <text:p/>
        </draw:line>
        <draw:line draw:style-name="gr7" draw:text-style-name="P14" draw:layer="layout" svg:x1="22.5cm" svg:y1="2.5cm" svg:x2="15.5cm" svg:y2="9.8cm">
          <text:p/>
        </draw:line>
        <draw:frame draw:style-name="gr10" draw:text-style-name="P15" draw:layer="layout" svg:width="1cm" svg:height="0.489cm" svg:x="9.634cm" svg:y="5.849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7.5cm" svg:y="11.5cm">
          <draw:text-box>
            <text:p><text:span text:style-name="T3">1..</text:span><text:span text:style-name="T3">1</text:span></text:p>
          </draw:text-box>
        </draw:frame>
        <draw:frame draw:style-name="gr10" draw:text-style-name="P15" draw:layer="layout" svg:width="1cm" svg:height="0.489cm" svg:x="9.3cm" svg:y="12.7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0.9cm" svg:y="12.70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5cm" svg:y="2.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1.7cm" svg:y="1.6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9.3cm" svg:y="14.461cm">
          <draw:text-box>
            <text:p><text:span text:style-name="T3">1.</text:span><text:span text:style-name="T3">.1</text:span></text:p>
          </draw:text-box>
        </draw:frame>
        <draw:frame draw:style-name="gr10" draw:text-style-name="P15" draw:layer="layout" svg:width="1cm" svg:height="0.489cm" svg:x="16.6cm" svg:y="14.46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19.8cm" svg:y="10.563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16.8cm" svg:y="10.564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19.8cm" svg:y="6.965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9.8cm" svg:y="7.066cm">
          <draw:text-box>
            <text:p><text:span text:style-name="T3">0..*</text:span></text:p>
          </draw:text-box>
        </draw:frame>
        <draw:frame draw:style-name="gr10" draw:text-style-name="P15" draw:layer="layout" svg:width="1cm" svg:height="0.489cm" svg:x="10.334cm" svg:y="3.9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034cm" svg:y="3.95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034cm" svg:y="9.25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9.334cm" svg:y="5.053cm">
          <draw:text-box>
            <text:p><text:span text:style-name="T3">0..*</text:span></text:p>
          </draw:text-box>
        </draw:frame>
        <draw:line draw:style-name="gr21" draw:text-style-name="P14" draw:layer="layout" svg:x1="17.001cm" svg:y1="5.493cm" svg:x2="20.5cm" svg:y2="7cm">
          <text:p/>
        </draw:line>
        <draw:g>
          <draw:custom-shape draw:style-name="gr42" draw:text-style-name="P20" draw:layer="layout" svg:width="3.001cm" svg:height="2.007cm" svg:x="15.2cm" svg:y="4.493cm">
            <text:p text:style-name="P19"><text:span text:style-name="T3">We </text:span><text:span text:style-name="T3">gath</text:span><text:span text:style-name="T3">er all </text:span><text:span text:style-name="T3">spati</text:span><text:span text:style-name="T3">al </text:span><text:span text:style-name="T3">obje</text:span><text:span text:style-name="T3">cts </text:span><text:span text:style-name="T3">toget</text:span><text:span text:style-name="T3">her </text:span><text:span text:style-name="T3">here </text:span><text:span text:style-name="T3">for </text:span><text:span text:style-name="T3">visu</text:span><text:span text:style-name="T3">al </text:span><text:span text:style-name="T3">clarit</text:span><text:span text:style-name="T3">y: </text:span><text:span text:style-name="T3">they </text:span><text:span text:style-name="T3">have </text:span><text:span text:style-name="T3">com</text:span><text:span text:style-name="T3">posit</text:span><text:span text:style-name="T3">ion </text:span><text:span text:style-name="T3">conn</text:span><text:span text:style-name="T3">ectio</text:span><text:span text:style-name="T3">ns to </text:span><text:span text:style-name="T3">the </text:span><text:span text:style-name="T3">haza</text:span><text:span text:style-name="T3">rd </text:span><text:span text:style-name="T3">and </text:span><text:span text:style-name="T3">impa</text:span><text:span text:style-name="T3">ct </text:span><text:span text:style-name="T3">obje</text:span><text:span text:style-name="T3">cts 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0.4cm" svg:height="0.39cm" svg:x="17.801cm" svg:y="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4" draw:layer="layout" svg:x1="17.801cm" svg:y1="4.5cm" svg:x2="18.201cm" svg:y2="4.793cm">
            <text:p/>
          </draw:line>
        </draw:g>
        <draw:custom-shape draw:style-name="gr44" draw:text-style-name="P29" draw:layer="layout" svg:width="5.2cm" svg:height="0.425cm" svg:x="21.5cm" svg:y="4.3cm">
          <text:p text:style-name="P8"><text:span text:style-name="T5">SpatialPoints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5.2cm" svg:height="0.575cm" svg:x="21.5cm" svg:y="4.725cm">
          <text:p text:style-name="P12"><text:span text:style-name="T7">+ spat_ID : VAR</text:span><text:span text:style-name="T6">CHAR NOT NULL [P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5.2cm" svg:height="1cm" svg:x="21.5cm" svg:y="5.3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22" draw:layer="layout" svg:width="0.3cm" svg:height="0.3cm" svg:x="26.1cm" svg:y="4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0.05cm" svg:height="0.05cm" svg:x="26.22cm" svg:y="4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" draw:text-style-name="P29" draw:layer="layout" svg:width="5.2cm" svg:height="0.425cm" svg:x="21.5cm" svg:y="6.6cm">
          <text:p text:style-name="P8"><text:span text:style-name="T5">SpatialLines</text:span></text:p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5.2cm" svg:height="0.575cm" svg:x="21.5cm" svg:y="7.025cm">
          <text:p text:style-name="P12"><text:span text:style-name="T7">+ spat_ID : VAR</text:span><text:span text:style-name="T6">CHAR NOT NULL [P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5.2cm" svg:height="1cm" svg:x="21.5cm" svg:y="7.6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22" draw:layer="layout" svg:width="0.3cm" svg:height="0.3cm" svg:x="26.1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0.05cm" svg:height="0.05cm" svg:x="26.22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" draw:text-style-name="P29" draw:layer="layout" svg:width="5.2cm" svg:height="0.425cm" svg:x="21.5cm" svg:y="8.9cm">
          <text:p text:style-name="P8"><text:span text:style-name="T5">SpatialPolyg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5.2cm" svg:height="0.575cm" svg:x="21.5cm" svg:y="9.325cm">
          <text:p text:style-name="P12"><text:span text:style-name="T7">+ spat_ID : VAR</text:span><text:span text:style-name="T6">CHAR NOT NULL [P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draw:layer="layout" svg:width="5.2cm" svg:height="1cm" svg:x="21.5cm" svg:y="9.9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22" draw:layer="layout" svg:width="0.3cm" svg:height="0.3cm" svg:x="26.1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0.05cm" svg:height="0.05cm" svg:x="26.22cm" svg:y="9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" draw:text-style-name="P29" draw:layer="layout" svg:width="5.2cm" svg:height="0.425cm" svg:x="21.5cm" svg:y="11.2cm">
          <text:p text:style-name="P8"><text:span text:style-name="T5">SpatialPixels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5.2cm" svg:height="0.575cm" svg:x="21.5cm" svg:y="11.625cm">
          <text:p text:style-name="P12"><text:span text:style-name="T7">+ spat_ID : VAR</text:span><text:span text:style-name="T6">CHAR NOT NULL [P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5.2cm" svg:height="1cm" svg:x="21.5cm" svg:y="12.2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22" draw:layer="layout" svg:width="0.3cm" svg:height="0.3cm" svg:x="26.1cm" svg:y="11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0.05cm" svg:height="0.05cm" svg:x="26.22cm" svg:y="11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2" draw:layer="layout" svg:width="0.3cm" svg:height="0.3cm" svg:x="26.1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9" draw:id="id9" draw:layer="layout" svg:width="0.05cm" svg:height="0.05cm" svg:x="26.28cm" svg:y="6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10" draw:id="id10" draw:layer="layout" svg:width="0.05cm" svg:height="0.05cm" svg:x="26.181cm" svg:y="6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11" draw:id="id11" draw:layer="layout" svg:width="0.05cm" svg:height="0.05cm" svg:x="26.282cm" svg:y="6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4" draw:layer="layout" draw:type="line" svg:x1="26.287cm" svg:y1="6.722cm" svg:x2="26.224cm" svg:y2="6.787cm" draw:start-shape="id9" draw:start-glue-point="7" draw:end-shape="id10" draw:end-glue-point="11" svg:d="M26287 6722l-63 65" svg:viewBox="0 0 64 66">
            <text:p/>
          </draw:connector>
          <draw:connector draw:style-name="gr30" draw:text-style-name="P14" draw:layer="layout" draw:type="line" svg:x1="26.206cm" svg:y1="6.83cm" svg:x2="26.282cm" svg:y2="6.906cm" draw:start-shape="id10" draw:start-glue-point="8" draw:end-shape="id11" draw:end-glue-point="6" svg:d="M26206 6830l76 76" svg:viewBox="0 0 77 77">
            <text:p/>
          </draw:connector>
        </draw:g>
        <draw:g>
          <draw:custom-shape draw:style-name="gr28" draw:text-style-name="P22" draw:layer="layout" svg:width="0.3cm" svg:height="0.3cm" svg:x="26.1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xml:id="id16" draw:id="id16" draw:layer="layout" svg:width="0.05cm" svg:height="0.05cm" svg:x="26.33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12" draw:id="id12" draw:layer="layout" svg:width="0.05cm" svg:height="0.05cm" svg:x="26.229cm" svg:y="8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13" draw:id="id13" draw:layer="layout" svg:width="0.05cm" svg:height="0.05cm" svg:x="26.13cm" svg:y="9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1" xml:id="id14" draw:id="id14" draw:layer="layout" svg:width="0.05cm" svg:height="0.05cm" svg:x="26.231cm" svg:y="9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4" draw:layer="layout" draw:type="line" svg:x1="26.236cm" svg:y1="9.022cm" svg:x2="26.173cm" svg:y2="9.087cm" draw:start-shape="id12" draw:start-glue-point="7" draw:end-shape="id13" draw:end-glue-point="11" svg:d="M26236 9022l-63 65" svg:viewBox="0 0 64 66">
            <text:p/>
          </draw:connector>
          <draw:connector draw:style-name="gr30" draw:text-style-name="P14" draw:layer="layout" draw:type="line" svg:x1="26.155cm" svg:y1="9.13cm" svg:x2="26.231cm" svg:y2="9.206cm" draw:start-shape="id13" draw:start-glue-point="8" draw:end-shape="id14" draw:end-glue-point="6" svg:d="M26155 9130l76 76" svg:viewBox="0 0 77 77">
            <text:p/>
          </draw:connector>
          <draw:custom-shape draw:style-name="gr29" draw:text-style-name="P21" xml:id="id15" draw:id="id15" draw:layer="layout" svg:width="0.05cm" svg:height="0.05cm" svg:x="26.331cm" svg:y="9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26.272cm" svg:y1="9.022cm" svg:x2="26.338cm" svg:y2="9.036cm" draw:start-shape="id12" draw:start-glue-point="9" draw:end-shape="id15" draw:end-glue-point="5" svg:d="M26272 9022l66 14" svg:viewBox="0 0 67 15">
            <text:p/>
          </draw:connector>
          <draw:connector draw:style-name="gr31" draw:text-style-name="P14" draw:layer="layout" draw:type="line" svg:x1="26.356cm" svg:y1="9.079cm" svg:x2="26.355cm" svg:y2="9.128cm" draw:start-shape="id15" draw:start-glue-point="8" draw:end-shape="id16" draw:end-glue-point="4" svg:d="M26356 9079l-1 49" svg:viewBox="0 0 2 50">
            <text:p/>
          </draw:connector>
          <draw:connector draw:style-name="gr31" draw:text-style-name="P14" draw:layer="layout" draw:type="line" svg:x1="26.33cm" svg:y1="9.153cm" svg:x2="26.274cm" svg:y2="9.188cm" draw:start-shape="id16" draw:start-glue-point="6" draw:end-shape="id14" draw:end-glue-point="11" svg:d="M26330 9153l-56 35" svg:viewBox="0 0 57 36">
            <text:p/>
          </draw:connector>
        </draw:g>
        <draw:g>
          <draw:custom-shape draw:style-name="gr28" draw:text-style-name="P22" draw:layer="layout" svg:width="0.3cm" svg:height="0.3cm" svg:x="26.1cm" svg:y="11.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32" draw:text-style-name="P23" draw:layer="layout" svg:width="0.05cm" svg:height="0.05cm" svg:x="26.12cm" svg:y="11.3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17cm" svg:y="11.3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2cm" svg:y="11.3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7cm" svg:y="11.3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32cm" svg:y="11.3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23" draw:layer="layout" svg:width="0.05cm" svg:height="0.05cm" svg:x="26.121cm" svg:y="11.3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171cm" svg:y="11.3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21cm" svg:y="11.3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71cm" svg:y="11.3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321cm" svg:y="11.3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23" draw:layer="layout" svg:width="0.05cm" svg:height="0.05cm" svg:x="26.122cm" svg:y="11.4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172cm" svg:y="11.4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22cm" svg:y="11.4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72cm" svg:y="11.4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322cm" svg:y="11.4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>
              <draw:custom-shape draw:style-name="gr32" draw:text-style-name="P23" draw:layer="layout" svg:width="0.05cm" svg:height="0.05cm" svg:x="26.123cm" svg:y="11.4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173cm" svg:y="11.4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23cm" svg:y="11.4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273cm" svg:y="11.4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2" draw:text-style-name="P23" draw:layer="layout" svg:width="0.05cm" svg:height="0.05cm" svg:x="26.323cm" svg:y="11.4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frame draw:style-name="gr10" draw:text-style-name="P15" draw:layer="layout" svg:width="1cm" svg:height="0.489cm" svg:x="27cm" svg:y="2.5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7cm" svg:y="4.902cm">
          <draw:text-box>
            <text:p><text:span text:style-name="T3">1..*</text:span></text:p>
          </draw:text-box>
        </draw:frame>
        <draw:line draw:style-name="gr21" draw:text-style-name="P14" draw:layer="layout" svg:x1="8.001cm" svg:y1="4.193cm" svg:x2="10.5cm" svg:y2="3.3cm">
          <text:p/>
        </draw:line>
        <draw:custom-shape draw:style-name="gr22" draw:text-style-name="P20" draw:layer="layout" svg:width="2.5cm" svg:height="2cm" svg:x="6.501cm" svg:y="3.193cm">
          <text:p text:style-name="P19"><text:span text:style-name="T3">The </text:span><text:span text:style-name="T3">varia</text:span><text:span text:style-name="T3">ble </text:span><text:span text:style-name="T3">‘pri</text:span><text:span text:style-name="T3">m_h</text:span><text:span text:style-name="T3">az_s</text:span><text:span text:style-name="T3">pec’ </text:span><text:span text:style-name="T3">is </text:span><text:span text:style-name="T3">defin</text:span><text:span text:style-name="T3">ed </text:span><text:span text:style-name="T3">sepa</text:span><text:span text:style-name="T3">ratel</text:span><text:span text:style-name="T3">y </text:span><text:span text:style-name="T3">from </text:span><text:span text:style-name="T3">haz_</text:span><text:span text:style-name="T3">spec </text:span><text:span text:style-name="T3">used </text:span><text:span text:style-name="T3">for </text:span><text:span text:style-name="T3">each </text:span><text:span text:style-name="T3">Haz</text:span><text:span text:style-name="T3">ard </text:span><text:span text:style-name="T3">obje</text:span><text:span text:style-name="T3">ct, </text:span><text:span text:style-name="T3">but </text:span><text:span text:style-name="T3">still </text:span><text:span text:style-name="T3">resp</text:span><text:span text:style-name="T3">ects </text:span><text:span text:style-name="T3">the </text:span><text:span text:style-name="T3">haz_</text:span><text:span text:style-name="T3">tax </text:span><text:span text:style-name="T3">clas</text:span><text:span text:style-name="T3">s </text:span><text:span text:style-name="T3">taxo</text:span><text:span text:style-name="T3">nom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4cm" svg:height="0.3cm" svg:x="8.601cm" svg:y="3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4" draw:layer="layout" svg:x1="8.601cm" svg:y1="3.193cm" svg:x2="9.001cm" svg:y2="3.493cm">
          <text:p/>
        </draw:line>
        <presentation:notes draw:style-name="dp2">
          <draw:page-thumbnail draw:style-name="gr53" draw:layer="layout" svg:width="19.798cm" svg:height="11.136cm" svg:x="0.6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3:23:51.672399603</meta:creation-date>
    <dc:date>2023-10-14T14:03:07.138419052</dc:date>
    <meta:editing-duration>PT6H9M47S</meta:editing-duration>
    <meta:editing-cycles>26</meta:editing-cycles>
    <meta:generator>LibreOffice/7.4.7.2$Linux_X86_64 LibreOffice_project/40$Build-2</meta:generator>
    <meta:document-statistic meta:object-count="262"/>
  </office:meta>
</office:document-meta>
</file>